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Answer">
      <style:paragraph-properties fo:text-align="justify" style:justify-single-word="fals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eltix Project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chapter/>
            <text:index-entry-chapter/>
            <text:index-entry-text/>
            <text:index-entry-tab-stop style:type="right" style:leader-char="."/>
            <text:index-entry-chapter/>
            <text:index-entry-chapter/>
          </text:table-of-content-entry-template>
          <text:table-of-content-entry-template text:outline-level="3" text:style-name="Contents_20_3">
            <text:index-entry-chapter/>
            <text:index-entry-chapter/>
            <text:index-entry-text/>
            <text:index-entry-tab-stop style:type="right" style:leader-char="."/>
            <text:index-entry-chapter/>
            <text:index-entry-chapter/>
          </text:table-of-content-entry-template>
          <text:table-of-content-entry-template text:outline-level="4" text:style-name="Contents_20_4">
            <text:index-entry-chapter/>
            <text:index-entry-chapter/>
            <text:index-entry-text/>
            <text:index-entry-tab-stop style:type="right" style:leader-char="."/>
            <text:index-entry-chapter/>
            <text:index-entry-chapter/>
          </text:table-of-content-entry-template>
          <text:table-of-content-entry-template text:outline-level="5" text:style-name="Contents_20_5">
            <text:index-entry-chapter/>
            <text:index-entry-chapter/>
            <text:index-entry-text/>
            <text:index-entry-tab-stop style:type="right" style:leader-char="."/>
            <text:index-entry-chapter/>
            <text:index-entry-chapter/>
          </text:table-of-content-entry-template>
          <text:table-of-content-entry-template text:outline-level="6" text:style-name="Contents_20_6">
            <text:index-entry-chapter/>
            <text:index-entry-chapter/>
            <text:index-entry-text/>
            <text:index-entry-tab-stop style:type="right" style:leader-char="."/>
            <text:index-entry-chapter/>
            <text:index-entry-chapter/>
          </text:table-of-content-entry-template>
          <text:table-of-content-entry-template text:outline-level="7" text:style-name="Contents_20_7">
            <text:index-entry-chapter/>
            <text:index-entry-chapter/>
            <text:index-entry-text/>
            <text:index-entry-tab-stop style:type="right" style:leader-char="."/>
            <text:index-entry-chapter/>
            <text:index-entry-chapter/>
          </text:table-of-content-entry-template>
          <text:table-of-content-entry-template text:outline-level="8" text:style-name="Contents_20_8">
            <text:index-entry-chapter/>
            <text:index-entry-chapter/>
            <text:index-entry-text/>
            <text:index-entry-tab-stop style:type="right" style:leader-char="."/>
            <text:index-entry-chapter/>
            <text:index-entry-chapter/>
          </text:table-of-content-entry-template>
          <text:table-of-content-entry-template text:outline-level="9" text:style-name="Contents_20_9">
            <text:index-entry-chapter/>
            <text:index-entry-chapter/>
            <text:index-entry-text/>
            <text:index-entry-tab-stop style:type="right" style:leader-char="."/>
            <text:index-entry-chapter/>
            <text:index-entry-chapter/>
          </text:table-of-content-entry-template>
          <text:table-of-content-entry-template text:outline-level="10" text:style-name="Contents_20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1.When did the Celtix project begin?|outline" text:style-name="Internet_20_link" text:visited-style-name="Internet_20_link">When did the Celtix project begin?</text:a></text:p>
          <text:p text:style-name="P1"><text:a xlink:type="simple" xlink:href="#2.What is the road map for Celtix?|outline" text:style-name="Internet_20_link" text:visited-style-name="Internet_20_link">What is the road map for Celtix?</text:a></text:p>
          <text:p text:style-name="P1"><text:a xlink:type="simple" xlink:href="#3.How do I contribute to the Celtix project?|outline" text:style-name="Internet_20_link" text:visited-style-name="Internet_20_link">How do I contribute to the Celtix project?</text:a></text:p>
          <text:p text:style-name="P1"><text:a xlink:type="simple" xlink:href="#4.Are there any licensing restrictions that apply to using Celtix?|outline" text:style-name="Internet_20_link" text:visited-style-name="Internet_20_link">Are there any licensing restrictions that apply to using Celtix?</text:a></text:p>
          <text:p text:style-name="P1"><text:a xlink:type="simple" xlink:href="#5.What is a milestone release?|outline" text:style-name="Internet_20_link" text:visited-style-name="Internet_20_link">What is a milestone release?</text:a></text:p>
        </text:index-body>
      </text:table-of-content>
      <text:h text:style-name="Question" text:outline-level="1">When did the Celtix project begin?</text:h>
      <text:p text:style-name="Answer">The Celtix project was formed in June 2005 and the first code was placed in the forge in July 2005. Since starting, the Celtix project has achieved five consecutive on-schedule milestone deliveries. In May of 2006, the Celtix project released its 1.0 build.</text:p>
      <text:h text:style-name="Question" text:outline-level="1">What is the road map for Celtix?</text:h>
      <text:p text:style-name="P2">As with all open source project road maps, the road map for Celtix is dependent on the needs of the users and the willingness of contributors to work on those features. There is a list of proposed features on the mile stone page at <text:a xlink:type="simple" xlink:href="https://wiki.objectweb.org/celtix/Wiki.jsp?page=Milestones">https://wiki.objectweb.org/celtix/Wiki.jsp?page=Milestones</text:a>. We welcome user feedback on the developer mailing list.</text:p>
      <text:h text:style-name="Question" text:outline-level="1">How do I contribute to the Celtix project?</text:h>
      <text:p text:style-name="P2">Celtix is an open source project and accepts all contributions that are approved by the community. To find out more about contributing, visit the Celtix project's getting started page at <text:a xlink:type="simple" xlink:href="https://wiki.objectweb.org/celtix/Wiki.jsp?page=GettingStarted">https://wiki.objectweb.org/celtix/Wiki.jsp?page=GettingStarted</text:a>.</text:p>
      <text:h text:style-name="Question" text:outline-level="1">Are there any licensing restrictions that apply to using Celtix?</text:h>
      <text:p text:style-name="Answer">Celtix is licensed under both the LPGL and the EPL. The packages for distribution under each license is available from the download page. For more information, see the <text:a xlink:type="simple" xlink:href="http://celtix.objectweb.org/docs/faq/license.html">License FAQ</text:a>.</text:p>
      <text:h text:style-name="Question" text:outline-level="1">What is a milestone release?</text:h>
      <text:p text:style-name="Answer">A milestone release is an interim release of Celtix that occurs at regular intervals so that users can take advantage of new features without having to build Celtix from the repository. Each milestone release contains new features and functionality (sometimes, partly implemented), but there is no guarantee that testing is complete. In general, milestone releases should be regarded as less stable and are not suitable for deployment.</text:p>
      <text:p text:style-name="P2">This contrasts with regular releases of Celtix, where every effort is made to ensure that the product is stable and testing is 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8T11:27:13</meta:creation-date>
    <dc:creator>Eric Johnson</dc:creator>
    <dc:date>2006-05-16T14:28:58</dc:date>
    <dc:language>en-US</dc:language>
    <meta:editing-cycles>23</meta:editing-cycles>
    <meta:editing-duration>PT14M36S</meta:editing-duration>
    <meta:user-defined meta:name="Info 1"/>
    <meta:user-defined meta:name="Info 2"/>
    <meta:user-defined meta:name="Info 3"/>
    <meta:user-defined meta:name="Info 4"/>
    <meta:document-statistic meta:table-count="0" meta:image-count="0" meta:object-count="0" meta:page-count="1" meta:paragraph-count="18" meta:word-count="337" meta:character-count="2040"/>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